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acba" officeooo:paragraph-rsid="000ce047"/>
    </style:style>
    <style:style style:name="T1" style:family="text">
      <style:text-properties officeooo:rsid="0009fdc7"/>
    </style:style>
    <style:style style:name="T2" style:family="text">
      <style:text-properties officeooo:rsid="000ce0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is is just an example of </text:span><text:span text:style-name="T1"><text:text-input text:description="">$project_name</text:text-input></text:span><text:span text:style-name="T1"> </text:span><text:span text:style-name="T2">rendering a PDF using a Odt as a template.</text:span></text:p>
      <text:p text:style-name="P1"><text:span text:style-name="T2"/></text:p>
      <text:p text:style-name="P1"><text:span text:style-name="T2">User: </text:span><text:span text:style-name="T1"><text:text-input text:description="">$user_name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8T22:29:37.21</meta:creation-date>
    <dc:date>2014-02-19T21:53:09</dc:date>
    <meta:editing-duration>P0D</meta:editing-duration>
    <meta:editing-cycles>4</meta:editing-cycles>
    <meta:generator>LibreOffice/3.6$Windows_x86 LibreOffice_project/5b93205-6e6b3fc-7830f6d-c08ad66-1d9bf4</meta:generator>
    <meta:document-statistic meta:table-count="0" meta:image-count="0" meta:object-count="0" meta:page-count="1" meta:paragraph-count="2" meta:word-count="18" meta:character-count="99" meta:non-whitespace-character-count="83"/>
  </office:meta>
</office:document-meta>
</file>